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1" svg:font-family="garamond" style:font-family-generic="roman"/>
    <style:font-face style:name="garamond" svg:font-family="garamond"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garamond1" fo:font-size="10pt" officeooo:rsid="00078186" officeooo:paragraph-rsid="000ac811" style:font-size-asian="10pt" style:font-size-complex="10pt"/>
    </style:style>
    <style:style style:name="P2" style:family="paragraph" style:parent-style-name="Standard">
      <style:text-properties style:font-name="garamond1" fo:font-size="10pt" officeooo:rsid="00091384" officeooo:paragraph-rsid="00091384" style:font-size-asian="10pt" style:font-size-complex="10pt"/>
    </style:style>
    <style:style style:name="P3" style:family="paragraph" style:parent-style-name="Standard">
      <style:text-properties style:font-name="garamond1" fo:font-size="10pt" officeooo:rsid="0013b27b" officeooo:paragraph-rsid="0013b27b" style:font-size-asian="10pt" style:font-size-complex="10pt"/>
    </style:style>
    <style:style style:name="P4" style:family="paragraph" style:parent-style-name="Standard">
      <style:text-properties style:font-name="garamond1" fo:font-size="10pt" officeooo:rsid="00179025" officeooo:paragraph-rsid="00179025" style:font-size-asian="10pt" style:font-size-complex="10pt"/>
    </style:style>
    <style:style style:name="P5" style:family="paragraph" style:parent-style-name="Standard">
      <style:text-properties style:font-name="garamond1" fo:font-size="10pt" officeooo:rsid="0018d7d5" officeooo:paragraph-rsid="0018d7d5" style:font-size-asian="10pt" style:font-size-complex="10pt"/>
    </style:style>
    <style:style style:name="P6" style:family="paragraph" style:parent-style-name="Standard">
      <style:text-properties style:font-name="garamond1" fo:font-size="10pt" officeooo:rsid="001918fa" officeooo:paragraph-rsid="001918fa" style:font-size-asian="10pt" style:font-size-complex="10pt"/>
    </style:style>
    <style:style style:name="P7" style:family="paragraph" style:parent-style-name="Standard">
      <style:text-properties style:font-name="garamond1" fo:font-size="10pt" officeooo:rsid="001c871d" officeooo:paragraph-rsid="001c871d" style:font-size-asian="10pt" style:font-size-complex="10pt"/>
    </style:style>
    <style:style style:name="P8" style:family="paragraph" style:parent-style-name="Standard">
      <style:text-properties style:font-name="garamond1" fo:font-size="10pt" officeooo:rsid="002c4378" officeooo:paragraph-rsid="001c871d" style:font-size-asian="10pt" style:font-size-complex="10pt"/>
    </style:style>
    <style:style style:name="P9" style:family="paragraph" style:parent-style-name="Standard">
      <style:text-properties style:font-name="garamond1" fo:font-size="10pt" officeooo:rsid="002c4378" officeooo:paragraph-rsid="002c4378" style:font-size-asian="10pt" style:font-size-complex="10pt"/>
    </style:style>
    <style:style style:name="P10" style:family="paragraph" style:parent-style-name="Standard">
      <loext:graphic-properties draw:fill="solid" draw:fill-color="#e6e6ff" draw:opacity="100%"/>
      <style:paragraph-properties fo:background-color="#e6e6ff"/>
      <style:text-properties style:font-name="garamond1" fo:font-size="10pt" officeooo:rsid="000db39c" officeooo:paragraph-rsid="000db39c" style:font-size-asian="10pt" style:font-size-complex="10pt"/>
    </style:style>
    <style:style style:name="P11" style:family="paragraph" style:parent-style-name="Standard">
      <style:text-properties style:font-name="garamond1" fo:font-size="10pt" officeooo:rsid="002ddfcc" officeooo:paragraph-rsid="002ddfcc" style:font-size-asian="10pt" style:font-size-complex="10pt"/>
    </style:style>
    <style:style style:name="P12" style:family="paragraph" style:parent-style-name="Standard">
      <style:text-properties style:font-name="garamond1" fo:font-size="10pt" fo:font-weight="bold" officeooo:rsid="00091384" officeooo:paragraph-rsid="002a3124" style:font-size-asian="10pt" style:font-weight-asian="bold" style:font-size-complex="10pt" style:font-weight-complex="bold"/>
    </style:style>
    <style:style style:name="P13" style:family="paragraph" style:parent-style-name="Heading_20_1">
      <style:text-properties style:font-name="garamond1" fo:font-size="14pt" style:font-size-asian="14pt" style:font-size-complex="14pt"/>
    </style:style>
    <style:style style:name="T1" style:family="text">
      <style:text-properties fo:font-weight="bold" style:font-weight-asian="bold" style:font-weight-complex="bold"/>
    </style:style>
    <style:style style:name="T2" style:family="text">
      <style:text-properties officeooo:rsid="000ec622"/>
    </style:style>
    <style:style style:name="T3" style:family="text">
      <style:text-properties officeooo:rsid="000fab9a"/>
    </style:style>
    <style:style style:name="T4" style:family="text">
      <style:text-properties officeooo:rsid="00117ff7"/>
    </style:style>
    <style:style style:name="T5" style:family="text">
      <style:text-properties officeooo:rsid="00153eea"/>
    </style:style>
    <style:style style:name="T6" style:family="text">
      <style:text-properties officeooo:rsid="0019dd85"/>
    </style:style>
    <style:style style:name="T7" style:family="text">
      <style:text-properties fo:font-weight="normal" style:font-weight-asian="normal" style:font-weight-complex="normal"/>
    </style:style>
    <style:style style:name="T8" style:family="text">
      <style:text-properties fo:font-weight="normal" officeooo:rsid="0025787d" style:font-weight-asian="normal" style:font-weight-complex="normal"/>
    </style:style>
    <style:style style:name="T9" style:family="text">
      <style:text-properties fo:font-weight="normal" officeooo:rsid="0025edcd" style:font-weight-asian="normal" style:font-weight-complex="normal"/>
    </style:style>
    <style:style style:name="T10" style:family="text">
      <style:text-properties fo:font-weight="normal" officeooo:rsid="002a3124" style:font-weight-asian="normal" style:font-weight-complex="normal"/>
    </style:style>
    <style:style style:name="T11" style:family="text">
      <style:text-properties officeooo:rsid="002db0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2">T</text:span>hings to do before sending the paper to anyone</text:h>
      <text:p text:style-name="P10">[A<text:span text:style-name="T3">n</text:span>y relevant discussion that doesn't make it into the paper should <text:span text:style-name="T4">m</text:span>igrate to README.md.]</text:p>
      <text:h text:style-name="Heading_20_2" text:outline-level="2">Exposition</text:h>
      <text:p text:style-name="P5"><text:span text:style-name="T1">Stream-based I/O.</text:span> One can gradually reveal a tree data structure (for example) using a tree-branching stream. But typically this involves introducing streams into the programming model - not itself a bad thing, but not germane to the problem, which is simply to allow the two computations to proceed in an interactive way. </text:p>
      <text:p text:style-name="P3"/>
      <text:p text:style-name="P3"><text:span text:style-name="T1">Why it's useful to have a notion of the “net” demand.</text:span> As well as changes in demand, it is useful to have a notion of overall (net) demand. First, we can define the correctness of the incremental update with respect to this. Second, we can use this to allow producer and consumer to temporarily disconnect (e.g. when an application is shut down) and then the execution state of the producer can be recovered by “forcing” it with the demand that was active at the point of disconnection. <text:span text:style-name="T5">E.g. the state of a UI could be used to reconstruct a point in an interaction.</text:span></text:p>
      <text:p text:style-name="P3"/>
      <text:p text:style-name="P11">Relate to RESP? Also EDT of Nilsson.</text:p>
      <text:p text:style-name="P1"/>
      <text:h text:style-name="Heading_20_2" text:outline-level="2">Formalism.</text:h>
      <text:p text:style-name="P6"><text:span text:style-name="T1">Call-by-need.</text:span> We need a call-by-need version of the approach, for efficiency reasons. But there also seems to be a significant problem with the call-by-name semantics, namely that it's not really “compositional” in the sense I've been pushing. I should be able to increase demand on the output and have that be interpreted as increased demand on the “input”, meaning the original program. (Note how program slicing is related too.) <text:span text:style-name="T6">But currently demand isn't propagated back in a compositional way, because we inline expressions into the body of the selected branch. Instead when we evaluate a variable with a demand that demand should propagate into the context somehow. This feels much more like call-by-need as we need a single representation of the code associated with a variable.</text:span></text:p>
      <text:p text:style-name="P6"/>
      <text:p text:style-name="P12"><text:span text:style-name="T10">Somehow </text:span><text:span text:style-name="T8">a computation is just a chain of lambda applications, i.e. expression (arg) -&gt; trie (pattern-match) -&gt; expression (body) -&gt; variable (arg) -&gt; and so on. </text:span><text:span text:style-name="T9">In other words variables are the locales of the active demand in the argument.</text:span></text:p>
      <text:p text:style-name="P6"/>
      <text:p text:style-name="P7"><text:span text:style-name="T1">Well-formed patterns.</text:span> Fix problem with subsumption in Agda definition. Illustrate and contrast with overlapping.</text:p>
      <text:p text:style-name="P8"/>
      <text:p text:style-name="P9"><text:span text:style-name="T1">Empty trie.</text:span> <text:span text:style-name="T11">W</text:span>hy have an explicit empty trie<text:span text:style-name="T11">?</text:span> <text:span text:style-name="T11">A sum</text:span> of empty tries is empty, because there is no evaluation/lookup rule for the empty trie and so the antecedent is never satisfied<text:span text:style-name="T11">; similarly for product and recursive tries. Is it simply for the base cases, i.e. unit, function types and nat?</text:span></text:p>
      <text:p text:style-name="P2"/>
      <text:h text:style-name="Heading_20_2" text:outline-level="2">Related work.</text:h>
      <text:p text:style-name="P4">Stream languages. Game semantic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1" svg:font-family="garamond" style:font-family-generic="roman"/>
    <style:font-face style:name="garamond" svg:font-family="garamond"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fo:font-family="garamond" style:font-style-name="Regular" style:font-family-generic="roman"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garamond1" fo:font-family="garamond" style:font-family-generic="roman"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1:07:13.697902613</meta:creation-date>
    <meta:generator>LibreOffice/5.4.1.2$Linux_X86_64 LibreOffice_project/40m0$Build-2</meta:generator>
    <dc:date>2018-03-03T20:25:09.012651335</dc:date>
    <meta:editing-duration>PT8H35M48S</meta:editing-duration>
    <meta:editing-cycles>40</meta:editing-cycles>
    <meta:document-statistic meta:table-count="0" meta:image-count="0" meta:object-count="0" meta:page-count="1" meta:paragraph-count="13" meta:word-count="424" meta:character-count="2552" meta:non-whitespace-character-count="2140"/>
  </office:meta>
</office:document-meta>
</file>